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005cm" svg:x2="0.1cm" svg:y2="8.99cm">
          <text:p/>
        </draw:line>
        <draw:frame draw:style-name="gr3" draw:text-style-name="P5" draw:layer="layout" svg:width="6.35cm" svg:height="4.991cm" svg:x="0.1cm" svg:y="3.364cm">
          <draw:text-box>
            <text:p text:style-name="P4"><text:span text:style-name="T2">args</text:span></text:p>
            <text:p text:style-name="P4"><text:span text:style-name="T2">condition</text:span></text:p>
            <text:p text:style-name="P4"><text:span text:style-name="T2">digits</text:span></text:p>
            <text:p text:style-name="P4"><text:span text:style-name="T2">executable</text:span></text:p>
            <text:p text:style-name="P4"><text:span text:style-name="T2">form</text:span></text:p>
            <text:p text:style-name="P4"><text:span text:style-name="T2">fuzz</text:span></text:p>
            <text:p text:style-name="P4"><text:span text:style-name="T2">line</text:span></text:p>
            <text:p text:style-name="P4"><text:span text:style-name="T2">package</text:span></text:p>
            <text:p text:style-name="P4"><text:span text:style-name="T2">rs</text:span></text:p>
            <text:p text:style-name="P4"><text:span text:style-name="T2">variables</text:span></text:p>
          </draw:text-box>
        </draw:frame>
        <draw:line draw:style-name="gr2" draw:text-style-name="P3" draw:layer="layout" svg:x1="6.45cm" svg:y1="8.99cm" svg:x2="0.1cm" svg:y2="8.99cm">
          <text:p/>
        </draw:line>
        <draw:custom-shape draw:style-name="gr1" draw:text-style-name="P2" draw:layer="layout" svg:width="6.35cm" svg:height="0.635cm" svg:x="0.1cm" svg:y="1.37cm">
          <text:p text:style-name="P1"><text:span text:style-name="T1">RexxContex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0.735cm" svg:x2="3.275cm" svg:y2="1.37cm">
          <text:p/>
        </draw:line>
        <draw:line draw:style-name="gr2" draw:text-style-name="P3" draw:layer="layout" svg:x1="0.1cm" svg:y1="3.275cm" svg:x2="6.45cm" svg:y2="3.275cm">
          <text:p/>
        </draw:line>
        <draw:line draw:style-name="gr2" draw:text-style-name="P3" draw:layer="layout" svg:x1="6.45cm" svg:y1="2.005cm" svg:x2="6.45cm" svg:y2="8.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9.0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4T23:28:50.15</dc:date>
    <meta:editing-cycles>17</meta:editing-cycles>
    <meta:editing-duration>PT22H43M20S</meta:editing-duration>
    <meta:document-statistic meta:object-count="8"/>
    <meta:user-defined meta:name="Info 1"/>
    <meta:user-defined meta:name="Info 2"/>
    <meta:user-defined meta:name="Info 3"/>
    <meta:user-defined meta:name="Info 4"/>
  </office:meta>
</office:document-meta>
</file>